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Andrew Bailey**</text:p>
      <text:p text:style-name="Standard">WR11 5PU | 07700 900900 | andrew.bailey1995@email.com</text:p>
      <text:p text:style-name="Standard"/>
      <text:p text:style-name="Standard">**Summary**</text:p>
      <text:p text:style-name="Standard"/>
      <text:p text:style-name="Standard">Enthusiastic and detail-oriented graduate with some experience in data analysis and database management, looking to start a career in Data Engineering. Basic understanding of data warehousing principles and ETL processes. Eager to learn and contribute to a data-driven environment.</text:p>
      <text:p text:style-name="Standard"/>
      <text:p text:style-name="Standard">**Education**</text:p>
      <text:p text:style-name="Standard"/>
      <text:p text:style-name="Standard">* <text:s text:c="2"/>**University of York** York, UK</text:p>
      <text:p text:style-name="Standard"><text:s text:c="4"/>* <text:s text:c="2"/>BSc (Hons) Mathematics (2:2) September 2014 – June 2017</text:p>
      <text:p text:style-name="Standard"/>
      <text:p text:style-name="Standard">* <text:s text:c="2"/>**Pershore High School** Pershore, UK</text:p>
      <text:p text:style-name="Standard"><text:s text:c="4"/>* <text:s text:c="2"/>A-Levels: Mathematics (B), Physics (C), Chemistry (C) September 2007 - June 2014</text:p>
      <text:p text:style-name="Standard"/>
      <text:p text:style-name="Standard">**Experience**</text:p>
      <text:p text:style-name="Standard"/>
      <text:p text:style-name="Standard">* <text:s text:c="2"/>**Data Assistant, Evesham Vale Growers** Evesham, UK</text:p>
      <text:p text:style-name="Standard"><text:s text:c="4"/>* <text:s text:c="2"/>*July 2017 – December 2017*</text:p>
      <text:p text:style-name="Standard"><text:s text:c="4"/>* <text:s text:c="2"/>Supported the operations team by collecting and organising agricultural data.</text:p>
      <text:p text:style-name="Standard"><text:s text:c="4"/>* <text:s text:c="2"/>Entered data into spreadsheets and updated the internal database.</text:p>
      <text:p text:style-name="Standard"><text:s text:c="4"/>* <text:s text:c="2"/>Created basic reports using Excel to track crop yields.</text:p>
      <text:p text:style-name="Standard"><text:s text:c="4"/>* <text:s text:c="2"/>Identified and reported on some potential data entry errors.</text:p>
      <text:p text:style-name="Standard"/>
      <text:p text:style-name="Standard">* <text:s text:c="2"/>**Warehouse Operative, Westland Horticulture** Evesham, UK</text:p>
      <text:p text:style-name="Standard"><text:s text:c="4"/>* <text:s text:c="2"/>*January 2018 – Present*</text:p>
      <text:p text:style-name="Standard"><text:s text:c="4"/>* <text:s text:c="2"/>Responsible for picking, packing, and shipping orders.</text:p>
      <text:p text:style-name="Standard"><text:s text:c="4"/>* <text:s text:c="2"/>Maintained accurate inventory records.</text:p>
      <text:p text:style-name="Standard"><text:s text:c="4"/>* <text:s text:c="2"/>Assisted in identifying and resolving logistical issues.</text:p>
      <text:p text:style-name="Standard"><text:s text:c="4"/>* <text:s text:c="2"/>Developed some SQL skills by creating custom inventory reports from warehouse management system (WMS).</text:p>
      <text:p text:style-name="Standard"/>
      <text:p text:style-name="Standard">**Skills**</text:p>
      <text:p text:style-name="Standard"/>
      <text:p text:style-name="Standard">* <text:s text:c="2"/>**Programming Languages:** Python (Basic), SQL (Intermediate)</text:p>
      <text:p text:style-name="Standard">* <text:s text:c="2"/>**Software:** Microsoft Excel (Proficient), Microsoft Access (Basic), Git (Basic), Linux (Basic)</text:p>
      <text:p text:style-name="Standard">* <text:s text:c="2"/>**Data Tools:** Familiar with basic ETL concepts.</text:p>
      <text:p text:style-name="Standard">* <text:s text:c="2"/>**Database Management:** Relational databases (SQL Server)</text:p>
      <text:p text:style-name="Standard">* <text:s text:c="2"/>**Other:** Data analysis, problem-solving, teamwork, communication</text:p>
      <text:p text:style-name="Standard"/>
      <text:p text:style-name="Standard">**Projects**</text:p>
      <text:p text:style-name="Standard"/>
      <text:p text:style-name="Standard">* <text:s text:c="2"/>**University Project: Stock Market Analysis**</text:p>
      <text:p text:style-name="Standard"><text:s text:c="4"/>* <text:s text:c="2"/>Collected and analysed historical stock market data using Python and Pandas.</text:p>
      <text:p text:style-name="Standard"><text:s text:c="4"/>* <text:s text:c="2"/>Created visualizations to identify trends and patterns.</text:p>
      <text:p text:style-name="Standard"><text:s text:c="4"/>* <text:s text:c="2"/>Presented findings in a written report.</text:p>
      <text:p text:style-name="Standard"/>
      <text:p text:style-name="Standard">**Interests**</text:p>
      <text:p text:style-name="Standard"><text:soft-page-break/></text:p>
      <text:p text:style-name="Standard">* <text:s text:c="2"/>Hiking, Reading, Playing ch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18:39:55.363728542</meta:creation-date>
    <dc:date>2025-08-12T18:42:02.603132249</dc:date>
    <meta:editing-duration>PT2M8S</meta:editing-duration>
    <meta:editing-cycles>1</meta:editing-cycles>
    <meta:document-statistic meta:table-count="0" meta:image-count="0" meta:object-count="0" meta:page-count="2" meta:paragraph-count="35" meta:word-count="268" meta:character-count="2035" meta:non-whitespace-character-count="1687"/>
    <meta:generator>LibreOffice/25.2.5.2$Linux_X86_64 LibreOffice_project/fb4792146257752f54eab576deb869869b108571</meta:generator>
  </office:meta>
</office:document-meta>
</file>